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309cm" fo:margin-left="0cm" fo:margin-top="0cm" fo:margin-bottom="0cm" table:align="left" style:writing-mode="lr-tb"/>
    </style:style>
    <style:style style:name="Tabla1.A" style:family="table-column">
      <style:table-column-properties style:column-width="4.867cm"/>
    </style:style>
    <style:style style:name="Tabla1.B" style:family="table-column">
      <style:table-column-properties style:column-width="2.254cm"/>
    </style:style>
    <style:style style:name="Tabla1.C" style:family="table-column">
      <style:table-column-properties style:column-width="2.439cm"/>
    </style:style>
    <style:style style:name="Tabla1.D" style:family="table-column">
      <style:table-column-properties style:column-width="2.242cm"/>
    </style:style>
    <style:style style:name="Tabla1.E" style:family="table-column">
      <style:table-column-properties style:column-width="3.507cm"/>
    </style:style>
    <style:style style:name="Tabla1.1" style:family="table-row">
      <style:table-row-properties fo:keep-together="auto"/>
    </style:style>
    <style:style style:name="Tabla1.A1" style:family="table-cell">
      <style:table-cell-properties fo:padding-left="0.071cm" fo:padding-right="0.071cm" fo:padding-top="0cm" fo:padding-bottom="0cm" fo:border-left="none" fo:border-right="0.75pt solid #000000" fo:border-top="none" fo:border-bottom="0.75pt solid #000000"/>
    </style:style>
    <style:style style:name="Tabla1.B1" style:family="table-cell">
      <style:table-cell-properties fo:padding-left="0.071cm" fo:padding-right="0.071cm" fo:padding-top="0cm" fo:padding-bottom="0cm" fo:border-left="0.75pt solid #000000" fo:border-right="none" fo:border-top="none" fo:border-bottom="0.75pt solid #000000"/>
    </style:style>
    <style:style style:name="Tabla1.B2" style:family="table-cell">
      <style:table-cell-properties fo:padding-left="0.071cm" fo:padding-right="0.071cm" fo:padding-top="0cm" fo:padding-bottom="0cm" fo:border="0.75pt solid #000000"/>
    </style:style>
    <style:style style:name="Tabla2" style:family="table">
      <style:table-properties style:width="15.309cm" fo:margin-left="0cm" fo:margin-top="0cm" fo:margin-bottom="0cm" table:align="left" style:writing-mode="lr-tb"/>
    </style:style>
    <style:style style:name="Tabla2.A" style:family="table-column">
      <style:table-column-properties style:column-width="3.844cm"/>
    </style:style>
    <style:style style:name="Tabla2.B" style:family="table-column">
      <style:table-column-properties style:column-width="4.309cm"/>
    </style:style>
    <style:style style:name="Tabla2.C" style:family="table-column">
      <style:table-column-properties style:column-width="4.251cm"/>
    </style:style>
    <style:style style:name="Tabla2.D" style:family="table-column">
      <style:table-column-properties style:column-width="2.905cm"/>
    </style:style>
    <style:style style:name="Tabla2.1" style:family="table-row">
      <style:table-row-properties fo:keep-together="auto"/>
    </style:style>
    <style:style style:name="Tabla2.A1" style:family="table-cell">
      <style:table-cell-properties fo:padding-left="0.071cm" fo:padding-right="0.071cm" fo:padding-top="0cm" fo:padding-bottom="0cm" fo:border="0.75pt solid #000000"/>
    </style:style>
    <style:style style:name="P1" style:family="paragraph" style:parent-style-name="Standard">
      <style:paragraph-properties fo:orphans="2" fo:widows="2"/>
      <style:text-properties style:font-name="Arial" officeooo:paragraph-rsid="0015c581" style:font-name-complex="Arial2"/>
    </style:style>
    <style:style style:name="P2" style:family="paragraph" style:parent-style-name="Standard">
      <style:paragraph-properties fo:margin-top="0cm" fo:margin-bottom="0.49cm" style:contextual-spacing="false" fo:line-height="0.002cm" fo:orphans="2" fo:widows="2"/>
      <style:text-properties style:font-name="Arial" officeooo:paragraph-rsid="0015c581" style:font-name-complex="Arial2"/>
    </style:style>
    <style:style style:name="P3" style:family="paragraph" style:parent-style-name="Style21">
      <style:paragraph-properties fo:margin-left="5.461cm" fo:margin-right="0cm" fo:line-height="0.423cm" fo:text-align="justify" style:justify-single-word="false" fo:orphans="2" fo:widows="2" fo:text-indent="0cm" style:auto-text-indent="false"/>
      <style:text-properties style:font-name="Arial" officeooo:paragraph-rsid="0015c581" style:font-name-complex="Arial2"/>
    </style:style>
    <style:style style:name="P4" style:family="paragraph" style:parent-style-name="Style23">
      <style:paragraph-properties fo:line-height="0.423cm" fo:orphans="2" fo:widows="2"/>
      <style:text-properties style:font-name="Arial" officeooo:paragraph-rsid="0015c581" style:font-name-complex="Arial2"/>
    </style:style>
    <style:style style:name="P5" style:family="paragraph" style:parent-style-name="Style37">
      <style:paragraph-properties fo:margin-left="14.63cm" fo:margin-right="0cm" fo:line-height="0.423cm" fo:orphans="2" fo:widows="2" fo:text-indent="0cm" style:auto-text-indent="false"/>
      <style:text-properties style:font-name="Arial" officeooo:paragraph-rsid="0015c581" style:font-name-complex="Arial2"/>
    </style:style>
    <style:style style:name="P6" style:family="paragraph" style:parent-style-name="Style8">
      <style:paragraph-properties fo:margin-left="0.466cm" fo:margin-right="14.901cm" fo:line-height="0.423cm" fo:orphans="2" fo:widows="2" fo:text-indent="0cm" style:auto-text-indent="false"/>
      <style:text-properties style:font-name="Arial" officeooo:paragraph-rsid="0015c581" style:font-name-complex="Arial2"/>
    </style:style>
    <style:style style:name="P7" style:family="paragraph" style:parent-style-name="Style9">
      <style:paragraph-properties fo:line-height="0.423cm" fo:text-align="start" style:justify-single-word="false" fo:orphans="2" fo:widows="2"/>
      <style:text-properties style:font-name="Arial" officeooo:paragraph-rsid="0015c581" style:font-name-complex="Arial2"/>
    </style:style>
    <style:style style:name="P8" style:family="paragraph" style:parent-style-name="Style39">
      <style:paragraph-properties fo:orphans="0" fo:widows="0"/>
      <style:text-properties style:font-name="Arial" officeooo:paragraph-rsid="0015c581" style:font-name-complex="Arial2"/>
    </style:style>
    <style:style style:name="P9" style:family="paragraph" style:parent-style-name="Style21">
      <style:paragraph-properties fo:margin-left="5.461cm" fo:margin-right="0cm" fo:line-height="0.423cm" fo:text-align="justify" style:justify-single-word="false" fo:orphans="2" fo:widows="2" fo:text-indent="0cm" style:auto-text-indent="false"/>
      <style:text-properties fo:font-variant="small-caps" style:font-name="Arial" officeooo:paragraph-rsid="0015c581" style:font-name-complex="Arial2"/>
    </style:style>
    <style:style style:name="P10" style:family="paragraph" style:parent-style-name="Style23">
      <style:paragraph-properties fo:margin-left="0cm" fo:margin-right="13.818cm" fo:margin-top="0.187cm" fo:margin-bottom="0cm" style:contextual-spacing="false" fo:line-height="1.05cm" fo:orphans="2" fo:widows="2" fo:text-indent="0cm" style:auto-text-indent="false"/>
      <style:text-properties officeooo:paragraph-rsid="0015c581"/>
    </style:style>
    <style:style style:name="P11" style:family="paragraph" style:parent-style-name="Style8">
      <style:paragraph-properties fo:margin-left="0cm" fo:margin-right="13.529cm" fo:margin-top="0.102cm" fo:margin-bottom="0cm" style:contextual-spacing="false" fo:line-height="0.559cm" fo:orphans="2" fo:widows="2" fo:text-indent="0cm" style:auto-text-indent="false" fo:break-before="page"/>
      <style:text-properties officeooo:paragraph-rsid="0015c581"/>
    </style:style>
    <style:style style:name="P12" style:family="paragraph" style:parent-style-name="Style8">
      <style:paragraph-properties fo:margin-left="0cm" fo:margin-right="13.529cm" fo:margin-top="0.102cm" fo:margin-bottom="0cm" style:contextual-spacing="false" fo:line-height="0.559cm" fo:orphans="2" fo:widows="2" fo:text-indent="0cm" style:auto-text-indent="false"/>
      <style:text-properties officeooo:paragraph-rsid="0015c581"/>
    </style:style>
    <style:style style:name="P13" style:family="paragraph" style:parent-style-name="Style17">
      <style:paragraph-properties fo:line-height="0.483cm" fo:orphans="2" fo:widows="2"/>
      <style:text-properties officeooo:paragraph-rsid="0015c581"/>
    </style:style>
    <style:style style:name="P14" style:family="paragraph" style:parent-style-name="Style17">
      <style:paragraph-properties fo:line-height="100%" fo:orphans="2" fo:widows="2"/>
      <style:text-properties officeooo:paragraph-rsid="0015c581"/>
    </style:style>
    <style:style style:name="P15" style:family="paragraph" style:parent-style-name="Style17">
      <style:paragraph-properties fo:line-height="100%" fo:text-align="start" style:justify-single-word="false" fo:orphans="2" fo:widows="2"/>
      <style:text-properties officeooo:paragraph-rsid="0015c581"/>
    </style:style>
    <style:style style:name="P16" style:family="paragraph" style:parent-style-name="Style17">
      <style:paragraph-properties fo:line-height="0.49cm" fo:orphans="2" fo:widows="2"/>
      <style:text-properties officeooo:paragraph-rsid="0015c581"/>
    </style:style>
    <style:style style:name="P17" style:family="paragraph" style:parent-style-name="Style2">
      <style:paragraph-properties fo:line-height="0.568cm" fo:orphans="2" fo:widows="2"/>
      <style:text-properties officeooo:paragraph-rsid="0015c581"/>
    </style:style>
    <style:style style:name="P18" style:family="paragraph" style:parent-style-name="Style34">
      <style:paragraph-properties fo:margin-left="0cm" fo:margin-right="3.15cm" fo:text-align="center" style:justify-single-word="false" fo:orphans="2" fo:widows="2" fo:text-indent="0cm" style:auto-text-indent="false">
        <style:tab-stops>
          <style:tab-stop style:position="5.893cm"/>
        </style:tab-stops>
      </style:paragraph-properties>
      <style:text-properties officeooo:paragraph-rsid="0015c581"/>
    </style:style>
    <style:style style:name="P19" style:family="paragraph" style:parent-style-name="Standard">
      <style:paragraph-properties fo:text-align="center" style:justify-single-word="false" fo:break-before="page"/>
      <style:text-properties officeooo:paragraph-rsid="0015c581"/>
    </style:style>
    <style:style style:name="P20" style:family="paragraph" style:parent-style-name="Standard">
      <style:paragraph-properties fo:margin-top="0cm" fo:margin-bottom="0.353cm" style:contextual-spacing="false" fo:line-height="115%" fo:orphans="2" fo:widows="2"/>
      <style:text-properties style:font-name="Arial" fo:font-size="12pt" style:rfc-language-tag="es-ES-u-co-trad" fo:language="es" fo:country="ES" officeooo:paragraph-rsid="0015c581" style:font-size-asian="12pt" style:rfc-language-tag-asian="es-ES-u-co-trad" style:language-asian="es" style:country-asian="ES" style:font-name-complex="Arial2" style:font-size-complex="12pt"/>
    </style:style>
    <style:style style:name="P21" style:family="paragraph" style:parent-style-name="Standard">
      <style:paragraph-properties fo:orphans="2" fo:widows="2"/>
      <style:text-properties officeooo:paragraph-rsid="0015c581"/>
    </style:style>
    <style:style style:name="P22" style:family="paragraph" style:parent-style-name="Style18">
      <style:paragraph-properties fo:orphans="2" fo:widows="2"/>
      <style:text-properties officeooo:paragraph-rsid="0015c581"/>
    </style:style>
    <style:style style:name="P23" style:family="paragraph" style:parent-style-name="Style18">
      <style:paragraph-properties fo:line-height="0.483cm" fo:orphans="2" fo:widows="2"/>
      <style:text-properties officeooo:paragraph-rsid="0015c581"/>
    </style:style>
    <style:style style:name="P24" style:family="paragraph" style:parent-style-name="Style21">
      <style:paragraph-properties fo:margin-left="5.461cm" fo:margin-right="0cm" fo:margin-top="0.296cm" fo:margin-bottom="0cm" style:contextual-spacing="false" fo:text-align="justify" style:justify-single-word="false" fo:orphans="2" fo:widows="2" fo:text-indent="0cm" style:auto-text-indent="false"/>
      <style:text-properties officeooo:paragraph-rsid="0015c581"/>
    </style:style>
    <style:style style:name="P25" style:family="paragraph" style:parent-style-name="Style21">
      <style:paragraph-properties fo:margin-left="5.461cm" fo:margin-right="0cm" fo:margin-top="0.296cm" fo:margin-bottom="0cm" style:contextual-spacing="false" fo:text-align="justify" style:justify-single-word="false" fo:orphans="2" fo:widows="2" fo:text-indent="0cm" style:auto-text-indent="false"/>
      <style:text-properties style:font-name="Arial" fo:font-size="12pt" style:rfc-language-tag="es-ES-u-co-trad" fo:language="es" fo:country="ES" officeooo:paragraph-rsid="0015c581" style:font-size-asian="12pt" style:rfc-language-tag-asian="es-ES-u-co-trad" style:language-asian="es" style:country-asian="ES" style:font-name-complex="Arial2" style:font-size-complex="12pt"/>
    </style:style>
    <style:style style:name="P26" style:family="paragraph" style:parent-style-name="Style37">
      <style:paragraph-properties fo:margin-left="12.252cm" fo:margin-right="0cm" fo:margin-top="0.399cm" fo:margin-bottom="0cm" style:contextual-spacing="false" fo:text-align="start" style:justify-single-word="false" fo:orphans="2" fo:widows="2" fo:text-indent="0cm" style:auto-text-indent="false"/>
      <style:text-properties officeooo:paragraph-rsid="0015c581"/>
    </style:style>
    <style:style style:name="P27" style:family="paragraph" style:parent-style-name="Style36">
      <style:paragraph-properties fo:margin-left="12.252cm" fo:margin-right="0cm" fo:line-height="0.483cm" fo:text-align="start" style:justify-single-word="false" fo:orphans="2" fo:widows="2" fo:text-indent="0cm" style:auto-text-indent="false"/>
      <style:text-properties officeooo:paragraph-rsid="0015c581"/>
    </style:style>
    <style:style style:name="P28" style:family="paragraph" style:parent-style-name="Style36">
      <style:paragraph-properties fo:line-height="0.483cm" fo:text-align="start" style:justify-single-word="false" fo:orphans="2" fo:widows="2"/>
      <style:text-properties officeooo:paragraph-rsid="0015c581"/>
    </style:style>
    <style:style style:name="P29" style:family="paragraph" style:parent-style-name="Style36">
      <style:paragraph-properties fo:line-height="0.483cm" fo:text-align="start" style:justify-single-word="false" fo:orphans="2" fo:widows="2"/>
      <style:text-properties style:font-name="Arial" fo:font-size="12pt" style:rfc-language-tag="es-ES-u-co-trad" fo:language="es" fo:country="ES" officeooo:paragraph-rsid="0015c581" style:font-size-asian="12pt" style:rfc-language-tag-asian="es-ES-u-co-trad" style:language-asian="es" style:country-asian="ES" style:font-name-complex="Arial2" style:font-size-complex="12pt"/>
    </style:style>
    <style:style style:name="P30" style:family="paragraph" style:parent-style-name="Style36">
      <style:paragraph-properties fo:margin-left="2.972cm" fo:margin-right="0cm" fo:line-height="0.702cm" fo:text-align="start" style:justify-single-word="false" fo:orphans="2" fo:widows="2" fo:text-indent="0cm" style:auto-text-indent="false"/>
      <style:text-properties style:font-name="Arial" fo:font-size="12pt" style:rfc-language-tag="es-ES-u-co-trad" fo:language="es" fo:country="ES" officeooo:paragraph-rsid="0015c581" style:font-size-asian="12pt" style:rfc-language-tag-asian="es-ES-u-co-trad" style:language-asian="es" style:country-asian="ES" style:font-name-complex="Arial2" style:font-size-complex="12pt"/>
    </style:style>
    <style:style style:name="P31" style:family="paragraph" style:parent-style-name="Style36">
      <style:paragraph-properties fo:margin-left="2.972cm" fo:margin-right="0cm" fo:line-height="0.702cm" fo:text-align="start" style:justify-single-word="false" fo:orphans="2" fo:widows="2" fo:text-indent="0cm" style:auto-text-indent="false"/>
      <style:text-properties officeooo:paragraph-rsid="0015c581"/>
    </style:style>
    <style:style style:name="P32" style:family="paragraph" style:parent-style-name="Style35">
      <style:paragraph-properties fo:orphans="0" fo:widows="0"/>
      <style:text-properties officeooo:paragraph-rsid="0015c581"/>
    </style:style>
    <style:style style:name="P33" style:family="paragraph" style:parent-style-name="Style35">
      <style:paragraph-properties fo:margin-left="1.236cm" fo:margin-right="0cm" fo:orphans="0" fo:widows="0" fo:text-indent="0cm" style:auto-text-indent="false"/>
      <style:text-properties officeooo:paragraph-rsid="0015c581"/>
    </style:style>
    <style:style style:name="P34" style:family="paragraph" style:parent-style-name="Style14">
      <style:paragraph-properties fo:margin-left="0cm" fo:margin-right="-0.049cm" fo:line-height="0.702cm" fo:orphans="2" fo:widows="2" fo:text-indent="0cm" style:auto-text-indent="false"/>
      <style:text-properties officeooo:paragraph-rsid="0015c581"/>
    </style:style>
    <style:style style:name="P35" style:family="paragraph" style:parent-style-name="Style14">
      <style:paragraph-properties fo:margin-left="2.972cm" fo:margin-right="-0.049cm" fo:line-height="0.702cm" fo:orphans="2" fo:widows="2" fo:text-indent="-0.474cm" style:auto-text-indent="false"/>
      <style:text-properties officeooo:paragraph-rsid="0015c581"/>
    </style:style>
    <style:style style:name="P36" style:family="paragraph" style:parent-style-name="Style22">
      <style:paragraph-properties fo:text-align="center" style:justify-single-word="false" fo:orphans="0" fo:widows="0"/>
      <style:text-properties officeooo:paragraph-rsid="0015c581"/>
    </style:style>
    <style:style style:name="P37" style:family="paragraph" style:parent-style-name="Style22">
      <style:paragraph-properties fo:line-height="100%" fo:text-align="center" style:justify-single-word="false" fo:orphans="0" fo:widows="0"/>
      <style:text-properties officeooo:paragraph-rsid="0015c581"/>
    </style:style>
    <style:style style:name="P38" style:family="paragraph" style:parent-style-name="Style22">
      <style:paragraph-properties fo:margin-left="0.415cm" fo:margin-right="0cm" fo:line-height="100%" fo:text-align="center" style:justify-single-word="false" fo:orphans="0" fo:widows="0" fo:text-indent="0cm" style:auto-text-indent="false"/>
      <style:text-properties officeooo:paragraph-rsid="0015c581"/>
    </style:style>
    <style:style style:name="P39" style:family="paragraph" style:parent-style-name="Style22">
      <style:paragraph-properties fo:line-height="100%" fo:orphans="0" fo:widows="0"/>
      <style:text-properties officeooo:paragraph-rsid="0015c581"/>
    </style:style>
    <style:style style:name="P40" style:family="paragraph" style:parent-style-name="Style22">
      <style:paragraph-properties fo:margin-left="0.771cm" fo:margin-right="0cm" fo:line-height="100%" fo:orphans="0" fo:widows="0" fo:text-indent="0cm" style:auto-text-indent="false"/>
      <style:text-properties officeooo:paragraph-rsid="0015c581"/>
    </style:style>
    <style:style style:name="P41" style:family="paragraph" style:parent-style-name="Style22">
      <style:paragraph-properties fo:margin-left="2.431cm" fo:margin-right="0cm" fo:line-height="100%" fo:orphans="0" fo:widows="0" fo:text-indent="0cm" style:auto-text-indent="false"/>
      <style:text-properties officeooo:paragraph-rsid="0015c581"/>
    </style:style>
    <style:style style:name="P42" style:family="paragraph" style:parent-style-name="Style23">
      <style:paragraph-properties fo:margin-left="0cm" fo:margin-right="6.706cm" fo:line-height="1.134cm" fo:orphans="2" fo:widows="2" fo:text-indent="0cm" style:auto-text-indent="false"/>
      <style:text-properties officeooo:paragraph-rsid="0015c581"/>
    </style:style>
    <style:style style:name="P43" style:family="paragraph" style:parent-style-name="Style23">
      <style:paragraph-properties fo:margin-top="0.169cm" fo:margin-bottom="0cm" style:contextual-spacing="false" fo:line-height="0.483cm" fo:orphans="2" fo:widows="2"/>
      <style:text-properties officeooo:paragraph-rsid="0015c581"/>
    </style:style>
    <style:style style:name="P44" style:family="paragraph" style:parent-style-name="Style23">
      <style:paragraph-properties fo:margin-top="0.102cm" fo:margin-bottom="0cm" style:contextual-spacing="false" fo:line-height="100%" fo:orphans="2" fo:widows="2"/>
      <style:text-properties officeooo:paragraph-rsid="0015c581"/>
    </style:style>
    <style:style style:name="P45" style:family="paragraph" style:parent-style-name="Style23">
      <style:paragraph-properties fo:margin-top="0.102cm" fo:margin-bottom="0cm" style:contextual-spacing="false" fo:line-height="100%" fo:orphans="2" fo:widows="2" fo:break-before="page"/>
      <style:text-properties officeooo:paragraph-rsid="0015c581"/>
    </style:style>
    <style:style style:name="P46" style:family="paragraph" style:parent-style-name="Style23">
      <style:paragraph-properties fo:margin-top="0.127cm" fo:margin-bottom="0cm" style:contextual-spacing="false" fo:line-height="0.49cm" fo:orphans="2" fo:widows="2"/>
      <style:text-properties officeooo:paragraph-rsid="0015c581"/>
    </style:style>
    <style:style style:name="P47" style:family="paragraph" style:parent-style-name="Style23">
      <style:paragraph-properties fo:margin-top="0.178cm" fo:margin-bottom="0cm" style:contextual-spacing="false" fo:line-height="0.49cm" fo:orphans="2" fo:widows="2"/>
      <style:text-properties officeooo:paragraph-rsid="0015c581"/>
    </style:style>
    <style:style style:name="P48" style:family="paragraph" style:parent-style-name="Style23">
      <style:paragraph-properties fo:margin-left="0cm" fo:margin-right="13.818cm" fo:margin-top="0.187cm" fo:margin-bottom="0cm" style:contextual-spacing="false" fo:line-height="1.05cm" fo:orphans="2" fo:widows="2" fo:text-indent="0cm" style:auto-text-indent="false"/>
      <style:text-properties officeooo:paragraph-rsid="0015c581"/>
    </style:style>
    <style:style style:name="P49" style:family="paragraph" style:parent-style-name="Style23">
      <style:paragraph-properties fo:margin-left="0cm" fo:margin-right="13.818cm" fo:margin-top="0.187cm" fo:margin-bottom="0cm" style:contextual-spacing="false" fo:line-height="1.05cm" fo:orphans="2" fo:widows="2" fo:text-indent="0cm" style:auto-text-indent="false"/>
      <style:text-properties style:font-name="Arial" fo:font-size="12pt" style:rfc-language-tag="es-ES-u-co-trad" fo:language="es" fo:country="ES" officeooo:paragraph-rsid="0015c581" style:font-size-asian="12pt" style:rfc-language-tag-asian="es-ES-u-co-trad" style:language-asian="es" style:country-asian="ES" style:font-name-complex="Arial2"/>
    </style:style>
    <style:style style:name="T1" style:family="text">
      <style:text-properties style:font-name="Arial" style:font-name-complex="Arial2"/>
    </style:style>
    <style:style style:name="T2" style:family="text">
      <style:text-properties style:font-name="Arial" style:rfc-language-tag="es-ES-u-co-trad" fo:language="es" fo:country="ES" style:rfc-language-tag-asian="es-ES-u-co-trad" style:language-asian="es" style:country-asian="ES" style:font-name-complex="Arial2"/>
    </style:style>
    <style:style style:name="T3" style:family="text">
      <style:text-properties style:font-name="Arial" fo:font-size="12pt" style:rfc-language-tag="es-ES-u-co-trad" fo:language="es" fo:country="ES" style:font-size-asian="12pt" style:rfc-language-tag-asian="es-ES-u-co-trad" style:language-asian="es" style:country-asian="ES" style:font-name-complex="Arial2"/>
    </style:style>
    <style:style style:name="T4" style:family="text">
      <style:text-properties style:font-name="Arial" fo:font-size="12pt" style:rfc-language-tag="es-ES-u-co-trad" fo:language="es" fo:country="ES" style:font-size-asian="12pt" style:rfc-language-tag-asian="es-ES-u-co-trad" style:language-asian="es" style:country-asian="ES" style:font-name-complex="Arial2" style:font-size-complex="12pt"/>
    </style:style>
    <style:style style:name="T5" style:family="text">
      <style:text-properties fo:font-variant="normal" fo:text-transform="none" style:font-name="Arial" fo:font-size="12pt" style:rfc-language-tag="es-ES-u-co-trad" fo:language="es" fo:country="ES" style:font-size-asian="12pt" style:rfc-language-tag-asian="es-ES-u-co-trad" style:language-asian="es" style:country-asian="ES" style:font-name-complex="Arial2" style:font-size-complex="12pt"/>
    </style:style>
    <style:style style:name="T6" style:family="text">
      <style:text-properties fo:font-variant="normal" fo:text-transform="none" style:font-name="Arial" fo:font-size="12pt" style:rfc-language-tag="es-ES-u-co-trad" fo:language="es" fo:country="ES" officeooo:rsid="0015c581" style:font-size-asian="12pt" style:rfc-language-tag-asian="es-ES-u-co-trad" style:language-asian="es" style:country-asian="ES" style:font-name-complex="Arial2" style:font-size-complex="12pt"/>
    </style:style>
    <style:style style:name="T7" style:family="text">
      <style:text-properties fo:font-variant="normal" fo:text-transform="none" style:text-position="-17% 100%" style:font-name="Arial" fo:font-size="12pt" style:rfc-language-tag="es-ES-u-co-trad" fo:language="es" fo:country="ES" style:font-size-asian="12pt" style:rfc-language-tag-asian="es-ES-u-co-trad" style:language-asian="es" style:country-asian="ES" style:font-name-complex="Arial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Anexo II</text:span><text:span text:style-name="T1"/></text:p>
      <text:p text:style-name="P22"><text:span text:style-name="Font_20_Style50"><text:span text:style-name="T2">Plantilla del documento proyecto</text:span></text:span><text:span text:style-name="T2"/></text:p>
      <text:p text:style-name="P7"/>
      <text:p text:style-name="P18"><text:span text:style-name="Font_20_Style45"><text:span text:style-name="T5">Dpto. INFORM</text:span></text:span><text:span text:style-name="Font_20_Style45"><text:span text:style-name="T6">Á</text:span></text:span><text:span text:style-name="Font_20_Style45"><text:span text:style-name="T5">TICA – </text:span></text:span><text:span text:style-name="Font_20_Style45"><text:span text:style-name="T6">C.I.F.P. Cesar Manrique</text:span></text:span><text:span text:style-name="T5"/></text:p>
      <text:p text:style-name="P18"><text:span text:style-name="Font_20_Style45"><text:span text:style-name="T5">MÓDULO PROYECTO</text:span></text:span><text:span text:style-name="T5"/></text:p>
      <text:p text:style-name="P17"><text:span text:style-name="Font_20_Style45"><text:span text:style-name="T7">C.F.G.S. Administración de. Sistemas Informáticos y en Red</text:span></text:span><text:span text:style-name="T5"/></text:p>
      <text:p text:style-name="P9"/>
      <text:p text:style-name="P3"/>
      <text:p text:style-name="P3"/>
      <text:p text:style-name="P24"><text:span text:style-name="Font_20_Style49"><text:span text:style-name="T4">TÍTULO DEL PROYECTO</text:span></text:span><text:span text:style-name="T4"/></text:p>
      <text:p text:style-name="P25"><text:span text:style-name="Font_20_Style49"/></text:p>
      <text:p text:style-name="P25"><text:span text:style-name="Font_20_Style49"/></text:p>
      <text:p text:style-name="P5"/>
      <text:p text:style-name="P5"/>
      <text:p text:style-name="P5"/>
      <text:p text:style-name="P5"/>
      <text:p text:style-name="P5"/>
      <text:p text:style-name="P5"/>
      <text:p text:style-name="P26"><text:span text:style-name="Font_20_Style57"><text:span text:style-name="T4">Autor/es: </text:span></text:span><text:span text:style-name="T4"/></text:p>
      <text:p text:style-name="P26"><text:span text:style-name="Font_20_Style57"><text:span text:style-name="T4">Fecha:</text:span></text:span><text:span text:style-name="T4"/></text:p>
      <text:p text:style-name="P27"><text:span text:style-name="Font_20_Style57"><text:span text:style-name="T4">Tutor: </text:span></text:span><text:span text:style-name="T4"/></text:p>
      <text:p text:style-name="P6"/>
      <text:p text:style-name="P20"><text:span text:style-name="Font_20_Style58"/></text:p>
      <text:p text:style-name="P11"><text:span text:style-name="Font_20_Style58"><text:span text:style-name="T4">Contenido</text:span></text:span><text:span text:style-name="T4"/></text:p>
      <text:p text:style-name="P12"><text:span text:style-name="Font_20_Style58"><text:span text:style-name="T4"><text:s/></text:span></text:span><text:span text:style-name="Font_20_Style47"><text:span text:style-name="T4">índice</text:span></text:span><text:span text:style-name="T4"/></text:p>
      <text:p text:style-name="P12"><text:span text:style-name="Font_20_Style47"><text:span text:style-name="T4">Introducción</text:span></text:span><text:span text:style-name="T4"/></text:p>
      <text:p text:style-name="P42"><text:span text:style-name="Font_20_Style47"><text:span text:style-name="T4">Origen y Contextualización del Proyecto Objetivo general del Proyecto Objetivos específicos Tareas</text:span></text:span><text:span text:style-name="T4"/></text:p>
      <text:p text:style-name="P23"><text:span text:style-name="Font_20_Style50"><text:span text:style-name="T2">Tarea 1: (descripción (nombre) de la tarea)</text:span></text:span><text:span text:style-name="T2"/></text:p>
      <text:p text:style-name="P29"><text:span text:style-name="Font_20_Style57"/></text:p>
      <text:p text:style-name="P28"><text:span text:style-name="Font_20_Style57"><text:span text:style-name="T4">Objetivo y metodología</text:span></text:span><text:span text:style-name="T4"/></text:p>
      <text:p text:style-name="P13"><text:span text:style-name="Font_20_Style59"><text:span text:style-name="T4">En este apartado se define tanto el objetivo que persigue la ejecución de esta tarea así como una definición de la misma, es decir, en qué consiste la tarea, qué se va a hacer durante el desarrollo de la misma.</text:span></text:span><text:span text:style-name="T4"/></text:p>
      <text:p text:style-name="P34"><text:span text:style-name="Font_20_Style59"><text:span text:style-name="T4">En el caso de que esta tarea se desglose procederemos a detallarlas. </text:span></text:span><text:span text:style-name="T4"/></text:p>
      <text:p text:style-name="P35"><text:span text:style-name="Font_20_Style57"><text:span text:style-name="T4">Subtarea 1.1:</text:span></text:span><text:span text:style-name="T4"/></text:p>
      <text:p text:style-name="P31"><text:span text:style-name="Font_20_Style57"><text:span text:style-name="T4">Subtarea 1.1: (descripción (nombre) de la subtarea)</text:span></text:span><text:span text:style-name="T4"/></text:p>
      <text:p text:style-name="P30"><text:span text:style-name="Font_20_Style57"/></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rows-spanned="2" office:value-type="string">
            <text:p text:style-name="P32"><text:span text:style-name="Font_20_Style59"><text:span text:style-name="T4">El nivel del desglose depende</text:span></text:span><text:span text:style-name="T4"/></text:p>
          </table:table-cell>
          <table:table-cell table:style-name="Tabla1.B1" table:number-columns-spanned="4" office:value-type="string">
            <text:p text:style-name="P32"><text:span text:style-name="Font_20_Style59"><text:span text:style-name="T4"><text:s/>Del nivel de concreción que hagamos del proyecto.</text:span></text:span><text:span text:style-name="T4"/></text:p>
          </table:table-cell>
          <table:covered-table-cell/>
          <table:covered-table-cell/>
          <table:covered-table-cell/>
        </table:table-row>
        <table:table-row table:style-name="Tabla1.1">
          <table:covered-table-cell table:style-name="Tabla1.A1"/>
          <table:table-cell table:style-name="Tabla1.B2" office:value-type="string">
            <text:p text:style-name="P36"><text:span text:style-name="Font_20_Style57"><text:span text:style-name="T4">Duración (horas)</text:span></text:span><text:span text:style-name="T4"/></text:p>
          </table:table-cell>
          <table:table-cell table:style-name="Tabla1.B2" office:value-type="string">
            <text:p text:style-name="P37"><text:span text:style-name="Font_20_Style57"><text:span text:style-name="T4">Fecha inicio</text:span></text:span><text:span text:style-name="T4"/></text:p>
          </table:table-cell>
          <table:table-cell table:style-name="Tabla1.B2" office:value-type="string">
            <text:p text:style-name="P37"><text:span text:style-name="Font_20_Style57"><text:span text:style-name="T4">Fecha final</text:span></text:span><text:span text:style-name="T4"/></text:p>
          </table:table-cell>
          <table:table-cell table:style-name="Tabla1.B2" office:value-type="string">
            <text:p text:style-name="P38"><text:span text:style-name="Font_20_Style57"><text:span text:style-name="T4">Responsable</text:span></text:span><text:span text:style-name="T4"/></text:p>
          </table:table-cell>
        </table:table-row>
        <table:table-row table:style-name="Tabla1.1">
          <table:table-cell table:style-name="Tabla1.B2" office:value-type="string">
            <text:p text:style-name="P32"><text:span text:style-name="Font_20_Style59"><text:span text:style-name="T4">Tarea 1</text:span></text:span><text:span text:style-name="T4"/></text:p>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row>
        <table:table-row table:style-name="Tabla1.1">
          <table:table-cell table:style-name="Tabla1.B2" office:value-type="string">
            <text:p text:style-name="P33"><text:span text:style-name="Font_20_Style59"><text:span text:style-name="T4">Subtarea 1. 1</text:span></text:span><text:span text:style-name="T4"/></text:p>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row>
        <table:table-row table:style-name="Tabla1.1">
          <table:table-cell table:style-name="Tabla1.B2" office:value-type="string">
            <text:p text:style-name="P33"><text:span text:style-name="Font_20_Style59"><text:span text:style-name="T4">Subtarea 1. 2</text:span></text:span><text:span text:style-name="T4"/></text:p>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cell table:style-name="Tabla1.B2" office:value-type="string">
            <text:p text:style-name="P8"/>
          </table:table-cell>
        </table:table-row>
      </table:table>
      <text:p text:style-name="P21"><text:span text:style-name="T1">…</text:span><text:span text:style-name="T1"/></text:p>
      <text:p text:style-name="P1"/>
      <text:p text:style-name="P43"><text:span text:style-name="Font_20_Style47"><text:span text:style-name="T4">Recursos humanos</text:span></text:span><text:span text:style-name="T4"/></text:p>
      <text:p text:style-name="P13"><text:span text:style-name="Font_20_Style59"><text:span text:style-name="T4">En este apartado se definirán los perfiles de los recursos necesarios para la ejecución del proyecto y su participación en las tareas.</text:span></text:span><text:span text:style-name="T4"/></text:p>
      <text:p text:style-name="P13"><text:span text:style-name="Font_20_Style59"><text:span text:style-name="T4">También se detallarán de cada perfil cuántas personas harán falta y si es posible el nombre de cada una de ellas.</text:span></text:span><text:span text:style-name="T4"/></text:p>
      <text:p text:style-name="P4"/>
      <text:p text:style-name="P44"><text:span text:style-name="Font_20_Style47"><text:span text:style-name="T4">Recursos Materiales</text:span></text:span><text:span text:style-name="T4"/></text:p>
      <text:p text:style-name="P14"><text:span text:style-name="Font_20_Style59"><text:span text:style-name="T4">Se detallarán los recursos materiales necesarios para la ejecución o el éxito del proyecto.</text:span></text:span><text:span text:style-name="T4"/></text:p>
      <text:p text:style-name="P4"/>
      <text:p text:style-name="P46"><text:span text:style-name="Font_20_Style47"><text:span text:style-name="T4">Cronograma</text:span></text:span><text:span text:style-name="T4"/></text:p>
      <text:p text:style-name="P16"><text:span text:style-name="Font_20_Style59"><text:span text:style-name="T4">Mediante un gráfico Gantt se explicitará la secuencia de las diferentes tareas a realizar durante el proyecto.</text:span></text:span><text:span text:style-name="T4"/></text:p>
      <text:p text:style-name="P4"/>
      <text:p text:style-name="P44"><text:span text:style-name="Font_20_Style47"><text:span text:style-name="T4"/></text:span></text:p>
      <text:p text:style-name="P45"><text:span text:style-name="Font_20_Style47"><text:span text:style-name="T4">Presupuesto</text:span></text:span><text:span text:style-name="T4"/></text:p>
      <text:p text:style-name="P15"><text:span text:style-name="Font_20_Style59"><text:span text:style-name="T4">Se detallará un presupuesto por cada tarea y subtarea según la siguiente tabla.</text:span></text:span><text:span text:style-name="T4"/></text:p>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8"/>
          </table:table-cell>
          <table:table-cell table:style-name="Tabla2.A1" office:value-type="string">
            <text:p text:style-name="P39"><text:span text:style-name="Font_20_Style57"><text:span text:style-name="T4">Recursos humanos</text:span></text:span><text:span text:style-name="T4"/></text:p>
          </table:table-cell>
          <table:table-cell table:style-name="Tabla2.A1" office:value-type="string">
            <text:p text:style-name="P39"><text:span text:style-name="Font_20_Style57"><text:span text:style-name="T4">Recursos materiales</text:span></text:span><text:span text:style-name="T4"/></text:p>
          </table:table-cell>
          <table:table-cell table:style-name="Tabla2.A1" office:value-type="string">
            <text:p text:style-name="P40"><text:span text:style-name="Font_20_Style57"><text:span text:style-name="T4">Total</text:span></text:span><text:span text:style-name="T4"/></text:p>
          </table:table-cell>
        </table:table-row>
        <table:table-row table:style-name="Tabla2.1">
          <table:table-cell table:style-name="Tabla2.A1" office:value-type="string">
            <text:p text:style-name="P39"><text:span text:style-name="Font_20_Style57"><text:span text:style-name="T4">Tarea 1</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Subtarea 1.1</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Subtarea 1.2</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Subtarea 1. ...n</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Tarea 2</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Subtarea 2.1</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Subtarea 2. ...n</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Tarea 3</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39"><text:span text:style-name="Font_20_Style57"><text:span text:style-name="T4">Etc.</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row table:style-name="Tabla2.1">
          <table:table-cell table:style-name="Tabla2.A1" office:value-type="string">
            <text:p text:style-name="P41"><text:bookmark text:name="_GoBack"/><text:span text:style-name="Font_20_Style57"><text:span text:style-name="T4">Total:</text:span></text:span><text:span text:style-name="T4"/></text:p>
          </table:table-cell>
          <table:table-cell table:style-name="Tabla2.A1" office:value-type="string">
            <text:p text:style-name="P8"/>
          </table:table-cell>
          <table:table-cell table:style-name="Tabla2.A1" office:value-type="string">
            <text:p text:style-name="P8"/>
          </table:table-cell>
          <table:table-cell table:style-name="Tabla2.A1" office:value-type="string">
            <text:p text:style-name="P8"/>
          </table:table-cell>
        </table:table-row>
      </table:table>
      <text:p text:style-name="P4"/>
      <text:p text:style-name="P47"><text:span text:style-name="Font_20_Style47"><text:span text:style-name="T4">Política de seguimiento y evaluación</text:span></text:span><text:span text:style-name="T4"/></text:p>
      <text:p text:style-name="P16"><text:span text:style-name="Font_20_Style59"><text:span text:style-name="T4">Qué acciones se van llevar a cabo para saber que nuestro proyecto no tiene desviaciones y va cumpliendo con los objetivos planteados.</text:span></text:span><text:span text:style-name="T4"/></text:p>
      <text:p text:style-name="P10"><text:span text:style-name="Font_20_Style47"><text:span text:style-name="T3">Anexos Bibliografía</text:span></text:span><text:span text:style-name="T3"/></text:p>
      <text:p text:style-name="P49"><text:span text:style-name="Font_20_Style47"/></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yle23" style:family="paragraph" style:parent-style-name="Standard">
      <style:paragraph-properties fo:line-height="1.139cm"/>
    </style:style>
    <style:style style:name="Style18" style:family="paragraph" style:parent-style-name="Standard"/>
    <style:style style:name="Style9" style:family="paragraph" style:parent-style-name="Standard">
      <style:paragraph-properties fo:text-align="justify" style:justify-single-word="false"/>
    </style:style>
    <style:style style:name="Style34" style:family="paragraph" style:parent-style-name="Standard">
      <style:paragraph-properties fo:margin-left="0cm" fo:margin-right="0cm" fo:line-height="0.568cm" fo:text-indent="3.556cm" style:auto-text-indent="false"/>
    </style:style>
    <style:style style:name="Style2" style:family="paragraph" style:parent-style-name="Standard">
      <style:paragraph-properties fo:line-height="0.559cm" fo:text-align="center" style:justify-single-word="false"/>
    </style:style>
    <style:style style:name="Style21" style:family="paragraph" style:parent-style-name="Standard"/>
    <style:style style:name="Style37" style:family="paragraph" style:parent-style-name="Standard">
      <style:paragraph-properties fo:line-height="0.483cm" fo:text-align="end" style:justify-single-word="false"/>
    </style:style>
    <style:style style:name="Style36" style:family="paragraph" style:parent-style-name="Standard">
      <style:paragraph-properties fo:text-align="justify" style:justify-single-word="false"/>
    </style:style>
    <style:style style:name="Style8" style:family="paragraph" style:parent-style-name="Standard"/>
    <style:style style:name="Style17" style:family="paragraph" style:parent-style-name="Standard">
      <style:paragraph-properties fo:line-height="0.487cm" fo:text-align="justify" style:justify-single-word="false"/>
    </style:style>
    <style:style style:name="Style14" style:family="paragraph" style:parent-style-name="Standard">
      <style:paragraph-properties fo:margin-left="0cm" fo:margin-right="0cm" fo:line-height="0.711cm" fo:text-indent="-2.549cm" style:auto-text-indent="false"/>
    </style:style>
    <style:style style:name="Style35" style:family="paragraph" style:parent-style-name="Standard"/>
    <style:style style:name="Style22" style:family="paragraph" style:parent-style-name="Standard">
      <style:paragraph-properties fo:line-height="0.49cm"/>
    </style:style>
    <style:style style:name="Style39"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nt_20_Style50" style:display-name="Font Style50" style:family="text" style:parent-style-name="Default_20_Paragraph_20_Font">
      <style:text-properties fo:color="#000000" loext:opacity="100%" style:font-name="Arial Unicode MS" fo:font-family="'Arial Unicode MS'" style:font-family-generic="roman" style:font-pitch="variable" fo:font-size="12pt" fo:font-weight="bold" style:font-name-asian="Arial Unicode MS1" style:font-family-asian="'Arial Unicode MS'"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Font_20_Style45" style:display-name="Font Style45" style:family="text" style:parent-style-name="Default_20_Paragraph_20_Font">
      <style:text-properties fo:font-variant="small-caps" fo:color="#000000" loext:opacity="1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Font_20_Style49" style:display-name="Font Style49" style:family="text" style:parent-style-name="Default_20_Paragraph_20_Font">
      <style:text-properties fo:color="#000000" loext:opacity="1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Font_20_Style57" style:display-name="Font Style57" style:family="text" style:parent-style-name="Default_20_Paragraph_20_Font">
      <style:text-properties fo:color="#000000" loext:opacity="100%" style:font-name="Times New Roman" fo:font-family="'Times New Roman'" style:font-family-generic="roman" style:font-pitch="variable" fo:font-size="11pt" fo:font-weight="bold" style:font-size-asian="11pt" style:font-weight-asian="bold" style:font-name-complex="Times New Roman1" style:font-family-complex="'Times New Roman'" style:font-family-generic-complex="system" style:font-pitch-complex="variable" style:font-size-complex="11pt" style:font-weight-complex="bold"/>
    </style:style>
    <style:style style:name="Font_20_Style58" style:display-name="Font Style58" style:family="text" style:parent-style-name="Default_20_Paragraph_20_Font">
      <style:text-properties fo:color="#000000" loext:opacity="100%"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nt_20_Style47" style:display-name="Font Style47" style:family="text" style:parent-style-name="Default_20_Paragraph_20_Font">
      <style:text-properties fo:font-variant="small-caps" fo:color="#000000" loext:opacity="100%" style:font-name="Arial Unicode MS" fo:font-family="'Arial Unicode MS'" style:font-family-generic="roman" style:font-pitch="variable" fo:font-size="13pt" fo:font-weight="bold" style:font-name-asian="Arial Unicode MS1" style:font-family-asian="'Arial Unicode MS'" style:font-family-generic-asian="system" style:font-pitch-asian="variable" style:font-size-asian="13pt" style:font-weight-asian="bold" style:font-name-complex="Arial Unicode MS1" style:font-family-complex="'Arial Unicode MS'" style:font-family-generic-complex="system" style:font-pitch-complex="variable" style:font-size-complex="13pt" style:font-weight-complex="bold"/>
    </style:style>
    <style:style style:name="Font_20_Style59" style:display-name="Font Style59" style:family="text" style:parent-style-name="Default_20_Paragraph_20_Font">
      <style:text-properties fo:color="#000000" loext:opacity="1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8:59:32.687000000</meta:creation-date>
    <dc:date>2024-03-14T18:30:25.329000000</dc:date>
    <meta:editing-duration>PT1M55S</meta:editing-duration>
    <meta:editing-cycles>2</meta:editing-cycles>
    <meta:generator>LibreOffice/7.4.7.2$Windows_X86_64 LibreOffice_project/723314e595e8007d3cf785c16538505a1c878ca5</meta:generator>
    <meta:document-statistic meta:table-count="2" meta:image-count="0" meta:object-count="0" meta:page-count="3" meta:paragraph-count="54" meta:word-count="289" meta:character-count="1805" meta:non-whitespace-character-count="1564"/>
  </office:meta>
</office:document-meta>
</file>